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4.546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34cm"/>
    </style:style>
    <style:style style:name="co19" style:family="table-column">
      <style:table-column-properties fo:break-before="auto" style:column-width="4.563cm"/>
    </style:style>
    <style:style style:name="co21" style:family="table-column">
      <style:table-column-properties fo:break-before="auto" style:column-width="2.267cm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37" style:family="table-cell" style:parent-style-name="Default">
      <style:table-cell-properties fo:background-color="#cc9900"/>
    </style:style>
    <style:style style:name="ce38" style:family="table-cell" style:parent-style-name="Default">
      <style:table-cell-properties fo:background-color="#6666ff"/>
      <style:text-properties fo:color="#cc9900"/>
    </style:style>
    <style:style style:name="ce39" style:family="table-cell" style:parent-style-name="Default">
      <style:table-cell-properties fo:background-color="#ffff66"/>
    </style:style>
    <style:style style:name="ce40" style:family="table-cell" style:parent-style-name="Default">
      <style:table-cell-properties fo:background-color="#ff950e"/>
    </style:style>
    <style:style style:name="ce41" style:family="table-cell" style:parent-style-name="Default">
      <style:table-cell-properties fo:background-color="#ffff66"/>
      <style:text-properties fo:color="#ff950e"/>
    </style:style>
    <style:style style:name="ce42" style:family="table-cell" style:parent-style-name="Default">
      <style:table-cell-properties fo:background-color="#6666ff"/>
    </style:style>
    <style:style style:name="ce4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5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ff99cc"/>
    </style:style>
  </office:automatic-styles>
  <office:body>
    <office:spreadsheet>
      <table:table table:name="EXPORT" table:style-name="ta1" table:protected="true" table:print="false">
        <table:table-column table:style-name="co20" table:number-columns-repeated="16" table:default-cell-style-name="ce52"/>
        <table:table-column table:style-name="co20" table:default-cell-style-name="Default"/>
        <table:table-column table:style-name="co20" table:number-columns-repeated="1007" table:default-cell-style-name="ce5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splayName</text:p>
          </table:table-cell>
          <table:table-cell table:style-name="ce1" office:value-type="string">
            <text:p>OrderInLists</text:p>
          </table:table-cell>
          <table:table-cell table:style-name="ce1" office:value-type="string">
            <text:p>MaxHealth</text:p>
          </table:table-cell>
          <table:table-cell table:style-name="ce1" office:value-type="string">
            <text:p>WhoWorksHere</text:p>
          </table:table-cell>
          <table:table-cell table:style-name="ce1" office:value-type="string">
            <text:p>PullJobLimit</text:p>
          </table:table-cell>
          <table:table-cell table:style-name="ce1" office:value-type="string">
            <text:p>PushJobLimit</text:p>
          </table:table-cell>
          <table:table-cell table:style-name="ce1" office:value-type="string">
            <text:p>ConstructionRecipe</text:p>
          </table:table-cell>
          <table:table-cell table:style-name="ce1" office:value-type="string">
            <text:p>Stockpiles</text:p>
          </table:table-cell>
          <table:table-cell table:style-name="ce1" office:value-type="string">
            <text:p>HarvestAreaRadius</text:p>
          </table:table-cell>
          <table:table-cell table:style-name="ce1" office:value-type="string">
            <text:p>HarvestAreaMaxDist</text:p>
          </table:table-cell>
          <table:table-cell table:style-name="ce1" office:value-type="string">
            <text:p>HarvestRecipeList</text:p>
          </table:table-cell>
          <table:table-cell table:style-name="ce1" office:value-type="string">
            <text:p>RecipeList</text:p>
          </table:table-cell>
          <table:table-cell table:style-name="ce1" office:value-type="string">
            <text:p>HelpText</text:p>
          </table:table-cell>
          <table:table-cell table:style-name="ce1" office:value-type="string">
            <text:p>BlueprintClass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3dMesh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05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))">
            <text:p>((products=((itemType=Log,amount=1)),polishDuration=4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text:line-break/><text:line-break/>Produces Logs.<text:line-break/><text:line-break/>A lumberjack needs to work in the woodcutters'.</text:p>
          </table:table-cell>
          <table:table-cell table:style-name="ce1" table:formula="of:=[HumanReadable.O2]" office:value-type="string" office:string-value="BP_Woodcutter's">
            <text:p>BP_Woodcutter'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text:line-break/><text:line-break/>Requires Logs.<text:line-break/>Produces Lumber<text:line-break/><text:line-break/>A carpenter needs to work in the sawmill.</text:p>
          </table:table-cell>
          <table:table-cell table:style-name="ce1" table:formula="of:=[HumanReadable.O3]" office:value-type="string" office:string-value="BP_Sawmill">
            <text:p>BP_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text:line-break/><text:line-break/>Requires Flour.<text:line-break/>Produces Bread.<text:line-break/><text:line-break/>A baker needs to work in the bakery.</text:p>
          </table:table-cell>
          <table:table-cell table:style-name="ce1" table:formula="of:=[HumanReadable.O4]" office:value-type="string" office:string-value="BP_Bakery">
            <text:p>BP_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))">
            <text:p>((products=((itemType=Coal,amount=1)),polishDuration=3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text:line-break/><text:line-break/>Requires nearby coal deposit.<text:line-break/>Produces Coal.<text:line-break/><text:line-break/>A miner needs to work in the coalmine.</text:p>
          </table:table-cell>
          <table:table-cell table:style-name="ce1" table:formula="of:=[HumanReadable.O5]" office:value-type="string" office:string-value="BP_Coalmine">
            <text:p>BP_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))">
            <text:p>((products=((itemType=Wheat,amount=1)),polishDuration=3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text:line-break/><text:line-break/>Produces Grain.<text:line-break/><text:line-break/>A farmer needs to work on the farm.</text:p>
          </table:table-cell>
          <table:table-cell table:style-name="ce1" table:formula="of:=[HumanReadable.O6]" office:value-type="string" office:string-value="BP_Farm">
            <text:p>BP_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text:line-break/><text:line-break/>A forester needs to work in the foresting lodge.</text:p>
          </table:table-cell>
          <table:table-cell table:style-name="ce1" table:formula="of:=[HumanReadable.O7]" office:value-type="string" office:string-value="BP_ForestingLodge">
            <text:p>BP_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))">
            <text:p>((products=((itemType=GoldOre,amount=1)),polishDuration=2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text:line-break/><text:line-break/>Requires nearby gold vein.<text:line-break/>Produces Gold Ore.<text:line-break/><text:line-break/>A miner needs to work in the goldmine.</text:p>
          </table:table-cell>
          <table:table-cell table:style-name="ce1" table:formula="of:=[HumanReadable.O8]" office:value-type="string" office:string-value="BP_Goldmine">
            <text:p>BP_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text:line-break/><text:line-break/>Requires Bread, Fish, Wine or Sausages.<text:line-break/><text:line-break/>No one needs to work at the Inn.</text:p>
          </table:table-cell>
          <table:table-cell table:style-name="ce1" table:formula="of:=[HumanReadable.O9]" office:value-type="string" office:string-value="BP_Inn">
            <text:p>BP_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))">
            <text:p>((products=((itemType=IronOre,amount=1)),polishDuration=2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text:line-break/><text:line-break/>Requires nearby iron vein.<text:line-break/>Produces iron ore.<text:line-break/><text:line-break/>A miner needs to work in the ironmine.</text:p>
          </table:table-cell>
          <table:table-cell table:style-name="ce1" table:formula="of:=[HumanReadable.O10]" office:value-type="string" office:string-value="BP_Ironmine">
            <text:p>BP_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text:line-break/><text:line-break/>Requires iron ore, coal.<text:line-break/>Produces iron bar.<text:line-break/><text:line-break/>A smelter needs to work in the iron smeltery.</text:p>
          </table:table-cell>
          <table:table-cell table:style-name="ce1" table:formula="of:=[HumanReadable.O11]" office:value-type="string" office:string-value="BP_IronSmeltery">
            <text:p>BP_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text:line-break/><text:line-break/>Requires Grain.<text:line-break/>Produces Flour.<text:line-break/><text:line-break/>A miller needs to work in the mill.</text:p>
          </table:table-cell>
          <table:table-cell table:style-name="ce1" table:formula="of:=[HumanReadable.O12]" office:value-type="string" office:string-value="BP_Mill">
            <text:p>BP_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text:line-break/><text:line-break/>Requires gold ore, coal.<text:line-break/>Produces gold coins.<text:line-break/><text:line-break/>A smelter needs to work in the mint.</text:p>
          </table:table-cell>
          <table:table-cell table:style-name="ce1" table:formula="of:=[HumanReadable.O13]" office:value-type="string" office:string-value="BP_Mint">
            <text:p>BP_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text:line-break/><text:line-break/>It is a truly collossal undertaking to construct a palace.<text:line-break/>Constructing the palace wins the game.</text:p>
          </table:table-cell>
          <table:table-cell table:style-name="ce1" table:formula="of:=[HumanReadable.O14]" office:value-type="string" office:string-value="BP_Palace">
            <text:p>BP_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))">
            <text:p>((products=((itemType=Stone,amount=2)),polishDuration=6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text:line-break/><text:line-break/>Produces Stone.<text:line-break/><text:line-break/>A mason needs to work in the quarry.</text:p>
          </table:table-cell>
          <table:table-cell table:style-name="ce1" table:formula="of:=[HumanReadable.O15]" office:value-type="string" office:string-value="BP_Quarry">
            <text:p>BP_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text:line-break/><text:line-break/>Requires Gold Coins<text:line-break/><text:line-break/>No one needs to work at the school.</text:p>
          </table:table-cell>
          <table:table-cell table:style-name="ce1" table:formula="of:=[HumanReadable.O16]" office:value-type="string" office:string-value="BP_School">
            <text:p>BP_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text:line-break/><text:line-break/>Requires Lumber.<text:line-break/>Produes Hand Axe.<text:line-break/><text:line-break/>A carpenter needs to work in the weapons workshop.</text:p>
          </table:table-cell>
          <table:table-cell table:style-name="ce1" table:formula="of:=[HumanReadable.O17]" office:value-type="string" office:string-value="BP_WeaponWorkshop">
            <text:p>BP_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text:line-break/><text:line-break/>No one needs to work at the Warehouse.</text:p>
          </table:table-cell>
          <table:table-cell table:style-name="ce1" table:formula="of:=[HumanReadable.O18]" office:value-type="string" office:string-value="BP_Warehouse">
            <text:p>BP_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string" office:string-value="MissingNo">
            <text:p>MissingNo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string" office:string-value="MissingNo">
            <text:p>MissingNo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string" office:string-value="Missing Building">
            <text:p>Missing Building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missingIcon">
            <text:p>missingIcon</text:p>
          </table:table-cell>
          <table:table-cell table:style-name="ce1" table:formula="of:=[HumanReadable.Q19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string" office:string-value="Debug">
            <text:p>Debug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1">
            <text:p>1</text:p>
          </table:table-cell>
          <table:table-cell table:style-name="ce1" table:formula="of:=[HumanReadable.E20]" office:value-type="string" office:string-value="Debug">
            <text:p>Debug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string" office:string-value="Debug Building">
            <text:p>Debug Building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bugIcon">
            <text:p>debugIcon</text:p>
          </table:table-cell>
          <table:table-cell table:style-name="ce1" table:formula="of:=[HumanReadable.Q20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250">
            <text:p>25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250">
            <text:p>25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250">
            <text:p>25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250">
            <text:p>25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250">
            <text:p>25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0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38" office:value-type="string">
            <text:p>WhoWorksHere</text:p>
          </table:table-cell>
          <table:table-cell table:style-name="ce37" office:value-type="string">
            <text:p>PullJobLimit</text:p>
          </table:table-cell>
          <table:table-cell table:style-name="ce37" office:value-type="string">
            <text:p>PushJobLimit</text:p>
          </table:table-cell>
          <table:table-cell table:style-name="ce39" office:value-type="string">
            <text:p>ConstructionRecipe</text:p>
          </table:table-cell>
          <table:table-cell table:style-name="ce39" office:value-type="string">
            <text:p>Stockpiles</text:p>
          </table:table-cell>
          <table:table-cell table:style-name="ce40" office:value-type="string">
            <text:p>HarvestAreaRadius</text:p>
          </table:table-cell>
          <table:table-cell table:style-name="ce40" office:value-type="string">
            <text:p>HarvestAreaMaxDist</text:p>
          </table:table-cell>
          <table:table-cell table:style-name="ce41" office:value-type="string">
            <text:p>HarvestRecipeList</text:p>
          </table:table-cell>
          <table:table-cell table:style-name="ce41" office:value-type="string">
            <text:p>RecipeList</text:p>
          </table:table-cell>
          <table:table-cell office:value-type="string">
            <text:p>HelpText</text:p>
          </table:table-cell>
          <table:table-cell table:style-name="ce42" office:value-type="string">
            <text:p>BlueprintClass</text:p>
          </table:table-cell>
          <table:table-cell table:style-name="ce42" office:value-type="string">
            <text:p>Icon</text:p>
          </table:table-cell>
          <table:table-cell table:style-name="ce42" office:value-type="string">
            <text:p>3d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3" office:value-type="string">
            <text:p>Color Explanations (For all Sheets)</text:p>
          </table:table-cell>
          <table:table-cell table:number-columns-repeated="1004"/>
        </table:table-row>
        <table:table-row table:style-name="ro20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4" office:value-type="string">
            <text:p>Refers to another Sheet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5" office:value-type="string">
            <text:p>Not relevant for many buildings</text:p>
          </table:table-cell>
          <table:table-cell table:number-columns-repeated="1004"/>
        </table:table-row>
        <table:table-row table:style-name="ro22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Open Question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37" office:value-type="string">
            <text:p>WeaponWorkshop</text:p>
          </table:table-cell>
          <table:table-cell table:style-name="ce37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5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53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32"/>
        <table:table-column table:style-name="co10" table:default-cell-style-name="ce24"/>
        <table:table-column table:style-name="co11" table:default-cell-style-name="ce26"/>
        <table:table-column table:style-name="co9" table:default-cell-style-name="ce24"/>
        <table:table-column table:style-name="co10" table:default-cell-style-name="ce26"/>
        <table:table-column table:style-name="co11" table:default-cell-style-name="ce24"/>
        <table:table-column table:style-name="co1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number-columns-repeated="12"/>
        </table:table-row>
      </table:table>
      <table:table table:name="Harvest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17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H$1];0);   1;1;&quot;HarvestRecipes&quot;  ))  &amp;IF(NOT(ISBLANK([.$D2]));   &quot;,&quot;   &amp;INDIRECT(ADDRESS(    MATCH([.$D2];[HarvestRecipes.$A$1:.$A$500];0);    MATCH(&quot;Recipe&quot;;[HarvestRecipes.$A$1:.$H$1];0);    1;1;&quot;HarvestRecipes&quot;   ))   &amp;IF(NOT(ISBLANK([.$E2]));    &quot;,&quot;    &amp;INDIRECT(ADDRESS(     MATCH([.$E2];[HarvestRecipes.$A$1:.$A$500];0);     MATCH(&quot;Recipe&quot;;[HarvestRecipes.$A$1:.$H$1];0);     1;1;&quot;HarvestRecipes&quot;    ))    &amp;IF(NOT(ISBLANK([.$F2]));     &quot;,&quot;     &amp;INDIRECT(ADDRESS(      MATCH([.$F2];[HarvestRecipes.$A$1:.$A$500];0);      MATCH(&quot;Recipe&quot;;[HarvestRecipes.$A$1:.$H$1];0);      1;1;&quot;HarvestRecipes&quot;     ))     &amp;IF(NOT(ISBLANK([.$G2]));      &quot;,&quot;      &amp;INDIRECT(ADDRESS(       MATCH([.$G2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Coal,amount=1)),polishDuration=3))">
            <text:p>((products=((itemType=Coal,amount=1)),polishDuration=3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H$1];0);   1;1;&quot;HarvestRecipes&quot;  ))  &amp;IF(NOT(ISBLANK([.$D3]));   &quot;,&quot;   &amp;INDIRECT(ADDRESS(    MATCH([.$D3];[HarvestRecipes.$A$1:.$A$500];0);    MATCH(&quot;Recipe&quot;;[HarvestRecipes.$A$1:.$H$1];0);    1;1;&quot;HarvestRecipes&quot;   ))   &amp;IF(NOT(ISBLANK([.$E3]));    &quot;,&quot;    &amp;INDIRECT(ADDRESS(     MATCH([.$E3];[HarvestRecipes.$A$1:.$A$500];0);     MATCH(&quot;Recipe&quot;;[HarvestRecipes.$A$1:.$H$1];0);     1;1;&quot;HarvestRecipes&quot;    ))    &amp;IF(NOT(ISBLANK([.$F3]));     &quot;,&quot;     &amp;INDIRECT(ADDRESS(      MATCH([.$F3];[HarvestRecipes.$A$1:.$A$500];0);      MATCH(&quot;Recipe&quot;;[HarvestRecipes.$A$1:.$H$1];0);      1;1;&quot;HarvestRecipes&quot;     ))     &amp;IF(NOT(ISBLANK([.$G3]));      &quot;,&quot;      &amp;INDIRECT(ADDRESS(       MATCH([.$G3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Wheat,amount=1)),polishDuration=3))">
            <text:p>((products=((itemType=Wheat,amount=1)),polishDuration=3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7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H$1];0);   1;1;&quot;HarvestRecipes&quot;  ))  &amp;IF(NOT(ISBLANK([.$D4]));   &quot;,&quot;   &amp;INDIRECT(ADDRESS(    MATCH([.$D4];[HarvestRecipes.$A$1:.$A$500];0);    MATCH(&quot;Recipe&quot;;[HarvestRecipes.$A$1:.$H$1];0);    1;1;&quot;HarvestRecipes&quot;   ))   &amp;IF(NOT(ISBLANK([.$E4]));    &quot;,&quot;    &amp;INDIRECT(ADDRESS(     MATCH([.$E4];[HarvestRecipes.$A$1:.$A$500];0);     MATCH(&quot;Recipe&quot;;[HarvestRecipes.$A$1:.$H$1];0);     1;1;&quot;HarvestRecipes&quot;    ))    &amp;IF(NOT(ISBLANK([.$F4]));     &quot;,&quot;     &amp;INDIRECT(ADDRESS(      MATCH([.$F4];[HarvestRecipes.$A$1:.$A$500];0);      MATCH(&quot;Recipe&quot;;[HarvestRecipes.$A$1:.$H$1];0);      1;1;&quot;HarvestRecipes&quot;     ))     &amp;IF(NOT(ISBLANK([.$G4]));      &quot;,&quot;      &amp;INDIRECT(ADDRESS(       MATCH([.$G4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GoldOre,amount=1)),polishDuration=2))">
            <text:p>((products=((itemType=GoldOre,amount=1)),polishDuration=2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H$1];0);   1;1;&quot;HarvestRecipes&quot;  ))  &amp;IF(NOT(ISBLANK([.$D5]));   &quot;,&quot;   &amp;INDIRECT(ADDRESS(    MATCH([.$D5];[HarvestRecipes.$A$1:.$A$500];0);    MATCH(&quot;Recipe&quot;;[HarvestRecipes.$A$1:.$H$1];0);    1;1;&quot;HarvestRecipes&quot;   ))   &amp;IF(NOT(ISBLANK([.$E5]));    &quot;,&quot;    &amp;INDIRECT(ADDRESS(     MATCH([.$E5];[HarvestRecipes.$A$1:.$A$500];0);     MATCH(&quot;Recipe&quot;;[HarvestRecipes.$A$1:.$H$1];0);     1;1;&quot;HarvestRecipes&quot;    ))    &amp;IF(NOT(ISBLANK([.$F5]));     &quot;,&quot;     &amp;INDIRECT(ADDRESS(      MATCH([.$F5];[HarvestRecipes.$A$1:.$A$500];0);      MATCH(&quot;Recipe&quot;;[HarvestRecipes.$A$1:.$H$1];0);      1;1;&quot;HarvestRecipes&quot;     ))     &amp;IF(NOT(ISBLANK([.$G5]));      &quot;,&quot;      &amp;INDIRECT(ADDRESS(       MATCH([.$G5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IronOre,amount=1)),polishDuration=2))">
            <text:p>((products=((itemType=IronOre,amount=1)),polishDuration=2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H$1];0);   1;1;&quot;HarvestRecipes&quot;  ))  &amp;IF(NOT(ISBLANK([.$D6]));   &quot;,&quot;   &amp;INDIRECT(ADDRESS(    MATCH([.$D6];[HarvestRecipes.$A$1:.$A$500];0);    MATCH(&quot;Recipe&quot;;[HarvestRecipes.$A$1:.$H$1];0);    1;1;&quot;HarvestRecipes&quot;   ))   &amp;IF(NOT(ISBLANK([.$E6]));    &quot;,&quot;    &amp;INDIRECT(ADDRESS(     MATCH([.$E6];[HarvestRecipes.$A$1:.$A$500];0);     MATCH(&quot;Recipe&quot;;[HarvestRecipes.$A$1:.$H$1];0);     1;1;&quot;HarvestRecipes&quot;    ))    &amp;IF(NOT(ISBLANK([.$F6]));     &quot;,&quot;     &amp;INDIRECT(ADDRESS(      MATCH([.$F6];[HarvestRecipes.$A$1:.$A$500];0);      MATCH(&quot;Recipe&quot;;[HarvestRecipes.$A$1:.$H$1];0);      1;1;&quot;HarvestRecipes&quot;     ))     &amp;IF(NOT(ISBLANK([.$G6]));      &quot;,&quot;      &amp;INDIRECT(ADDRESS(       MATCH([.$G6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Stone,amount=2)),polishDuration=6))">
            <text:p>((products=((itemType=Stone,amount=2)),polishDuration=6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H$1];0);   1;1;&quot;HarvestRecipes&quot;  ))  &amp;IF(NOT(ISBLANK([.$D7]));   &quot;,&quot;   &amp;INDIRECT(ADDRESS(    MATCH([.$D7];[HarvestRecipes.$A$1:.$A$500];0);    MATCH(&quot;Recipe&quot;;[HarvestRecipes.$A$1:.$H$1];0);    1;1;&quot;HarvestRecipes&quot;   ))   &amp;IF(NOT(ISBLANK([.$E7]));    &quot;,&quot;    &amp;INDIRECT(ADDRESS(     MATCH([.$E7];[HarvestRecipes.$A$1:.$A$500];0);     MATCH(&quot;Recipe&quot;;[HarvestRecipes.$A$1:.$H$1];0);     1;1;&quot;HarvestRecipes&quot;    ))    &amp;IF(NOT(ISBLANK([.$F7]));     &quot;,&quot;     &amp;INDIRECT(ADDRESS(      MATCH([.$F7];[HarvestRecipes.$A$1:.$A$500];0);      MATCH(&quot;Recipe&quot;;[HarvestRecipes.$A$1:.$H$1];0);      1;1;&quot;HarvestRecipes&quot;     ))     &amp;IF(NOT(ISBLANK([.$G7]));      &quot;,&quot;      &amp;INDIRECT(ADDRESS(       MATCH([.$G7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Log,amount=1)),polishDuration=4))">
            <text:p>((products=((itemType=Log,amount=1)),polishDuration=4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H$1];0);   1;1;&quot;HarvestRecipes&quot;  ))  &amp;IF(NOT(ISBLANK([.$D8]));   &quot;,&quot;   &amp;INDIRECT(ADDRESS(    MATCH([.$D8];[HarvestRecipes.$A$1:.$A$500];0);    MATCH(&quot;Recipe&quot;;[HarvestRecipes.$A$1:.$H$1];0);    1;1;&quot;HarvestRecipes&quot;   ))   &amp;IF(NOT(ISBLANK([.$E8]));    &quot;,&quot;    &amp;INDIRECT(ADDRESS(     MATCH([.$E8];[HarvestRecipes.$A$1:.$A$500];0);     MATCH(&quot;Recipe&quot;;[HarvestRecipes.$A$1:.$H$1];0);     1;1;&quot;HarvestRecipes&quot;    ))    &amp;IF(NOT(ISBLANK([.$F8]));     &quot;,&quot;     &amp;INDIRECT(ADDRESS(      MATCH([.$F8];[HarvestRecipes.$A$1:.$A$500];0);      MATCH(&quot;Recipe&quot;;[HarvestRecipes.$A$1:.$H$1];0);      1;1;&quot;HarvestRecipes&quot;     ))     &amp;IF(NOT(ISBLANK([.$G8]));      &quot;,&quot;      &amp;INDIRECT(ADDRESS(       MATCH([.$G8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H$1];0);   1;1;&quot;HarvestRecipes&quot;  ))  &amp;IF(NOT(ISBLANK([.$D9]));   &quot;,&quot;   &amp;INDIRECT(ADDRESS(    MATCH([.$D9];[HarvestRecipes.$A$1:.$A$500];0);    MATCH(&quot;Recipe&quot;;[HarvestRecipes.$A$1:.$H$1];0);    1;1;&quot;HarvestRecipes&quot;   ))   &amp;IF(NOT(ISBLANK([.$E9]));    &quot;,&quot;    &amp;INDIRECT(ADDRESS(     MATCH([.$E9];[HarvestRecipes.$A$1:.$A$500];0);     MATCH(&quot;Recipe&quot;;[HarvestRecipes.$A$1:.$H$1];0);     1;1;&quot;HarvestRecipes&quot;    ))    &amp;IF(NOT(ISBLANK([.$F9]));     &quot;,&quot;     &amp;INDIRECT(ADDRESS(      MATCH([.$F9];[HarvestRecipes.$A$1:.$A$500];0);      MATCH(&quot;Recipe&quot;;[HarvestRecipes.$A$1:.$H$1];0);      1;1;&quot;HarvestRecipes&quot;     ))     &amp;IF(NOT(ISBLANK([.$G9]));      &quot;,&quot;      &amp;INDIRECT(ADDRESS(       MATCH([.$G9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H$1];0);   1;1;&quot;HarvestRecipes&quot;  ))  &amp;IF(NOT(ISBLANK([.$D10]));   &quot;,&quot;   &amp;INDIRECT(ADDRESS(    MATCH([.$D10];[HarvestRecipes.$A$1:.$A$500];0);    MATCH(&quot;Recipe&quot;;[HarvestRecipes.$A$1:.$H$1];0);    1;1;&quot;HarvestRecipes&quot;   ))   &amp;IF(NOT(ISBLANK([.$E10]));    &quot;,&quot;    &amp;INDIRECT(ADDRESS(     MATCH([.$E10];[HarvestRecipes.$A$1:.$A$500];0);     MATCH(&quot;Recipe&quot;;[HarvestRecipes.$A$1:.$H$1];0);     1;1;&quot;HarvestRecipes&quot;    ))    &amp;IF(NOT(ISBLANK([.$F10]));     &quot;,&quot;     &amp;INDIRECT(ADDRESS(      MATCH([.$F10];[HarvestRecipes.$A$1:.$A$500];0);      MATCH(&quot;Recipe&quot;;[HarvestRecipes.$A$1:.$H$1];0);      1;1;&quot;HarvestRecipes&quot;     ))     &amp;IF(NOT(ISBLANK([.$G10]));      &quot;,&quot;      &amp;INDIRECT(ADDRESS(       MATCH([.$G10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H$1];0);   1;1;&quot;HarvestRecipes&quot;  ))  &amp;IF(NOT(ISBLANK([.$D11]));   &quot;,&quot;   &amp;INDIRECT(ADDRESS(    MATCH([.$D11];[HarvestRecipes.$A$1:.$A$500];0);    MATCH(&quot;Recipe&quot;;[HarvestRecipes.$A$1:.$H$1];0);    1;1;&quot;HarvestRecipes&quot;   ))   &amp;IF(NOT(ISBLANK([.$E11]));    &quot;,&quot;    &amp;INDIRECT(ADDRESS(     MATCH([.$E11];[HarvestRecipes.$A$1:.$A$500];0);     MATCH(&quot;Recipe&quot;;[HarvestRecipes.$A$1:.$H$1];0);     1;1;&quot;HarvestRecipes&quot;    ))    &amp;IF(NOT(ISBLANK([.$F11]));     &quot;,&quot;     &amp;INDIRECT(ADDRESS(      MATCH([.$F11];[HarvestRecipes.$A$1:.$A$500];0);      MATCH(&quot;Recipe&quot;;[HarvestRecipes.$A$1:.$H$1];0);      1;1;&quot;HarvestRecipes&quot;     ))     &amp;IF(NOT(ISBLANK([.$G11]));      &quot;,&quot;      &amp;INDIRECT(ADDRESS(       MATCH([.$G11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H$1];0);   1;1;&quot;HarvestRecipes&quot;  ))  &amp;IF(NOT(ISBLANK([.$D12]));   &quot;,&quot;   &amp;INDIRECT(ADDRESS(    MATCH([.$D12];[HarvestRecipes.$A$1:.$A$500];0);    MATCH(&quot;Recipe&quot;;[HarvestRecipes.$A$1:.$H$1];0);    1;1;&quot;HarvestRecipes&quot;   ))   &amp;IF(NOT(ISBLANK([.$E12]));    &quot;,&quot;    &amp;INDIRECT(ADDRESS(     MATCH([.$E12];[HarvestRecipes.$A$1:.$A$500];0);     MATCH(&quot;Recipe&quot;;[HarvestRecipes.$A$1:.$H$1];0);     1;1;&quot;HarvestRecipes&quot;    ))    &amp;IF(NOT(ISBLANK([.$F12]));     &quot;,&quot;     &amp;INDIRECT(ADDRESS(      MATCH([.$F12];[HarvestRecipes.$A$1:.$A$500];0);      MATCH(&quot;Recipe&quot;;[HarvestRecipes.$A$1:.$H$1];0);      1;1;&quot;HarvestRecipes&quot;     ))     &amp;IF(NOT(ISBLANK([.$G12]));      &quot;,&quot;      &amp;INDIRECT(ADDRESS(       MATCH([.$G12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H$1];0);   1;1;&quot;HarvestRecipes&quot;  ))  &amp;IF(NOT(ISBLANK([.$D13]));   &quot;,&quot;   &amp;INDIRECT(ADDRESS(    MATCH([.$D13];[HarvestRecipes.$A$1:.$A$500];0);    MATCH(&quot;Recipe&quot;;[HarvestRecipes.$A$1:.$H$1];0);    1;1;&quot;HarvestRecipes&quot;   ))   &amp;IF(NOT(ISBLANK([.$E13]));    &quot;,&quot;    &amp;INDIRECT(ADDRESS(     MATCH([.$E13];[HarvestRecipes.$A$1:.$A$500];0);     MATCH(&quot;Recipe&quot;;[HarvestRecipes.$A$1:.$H$1];0);     1;1;&quot;HarvestRecipes&quot;    ))    &amp;IF(NOT(ISBLANK([.$F13]));     &quot;,&quot;     &amp;INDIRECT(ADDRESS(      MATCH([.$F13];[HarvestRecipes.$A$1:.$A$500];0);      MATCH(&quot;Recipe&quot;;[HarvestRecipes.$A$1:.$H$1];0);      1;1;&quot;HarvestRecipes&quot;     ))     &amp;IF(NOT(ISBLANK([.$G13]));      &quot;,&quot;      &amp;INDIRECT(ADDRESS(       MATCH([.$G13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H$1];0);   1;1;&quot;HarvestRecipes&quot;  ))  &amp;IF(NOT(ISBLANK([.$D14]));   &quot;,&quot;   &amp;INDIRECT(ADDRESS(    MATCH([.$D14];[HarvestRecipes.$A$1:.$A$500];0);    MATCH(&quot;Recipe&quot;;[HarvestRecipes.$A$1:.$H$1];0);    1;1;&quot;HarvestRecipes&quot;   ))   &amp;IF(NOT(ISBLANK([.$E14]));    &quot;,&quot;    &amp;INDIRECT(ADDRESS(     MATCH([.$E14];[HarvestRecipes.$A$1:.$A$500];0);     MATCH(&quot;Recipe&quot;;[HarvestRecipes.$A$1:.$H$1];0);     1;1;&quot;HarvestRecipes&quot;    ))    &amp;IF(NOT(ISBLANK([.$F14]));     &quot;,&quot;     &amp;INDIRECT(ADDRESS(      MATCH([.$F14];[HarvestRecipes.$A$1:.$A$500];0);      MATCH(&quot;Recipe&quot;;[HarvestRecipes.$A$1:.$H$1];0);      1;1;&quot;HarvestRecipes&quot;     ))     &amp;IF(NOT(ISBLANK([.$G14]));      &quot;,&quot;      &amp;INDIRECT(ADDRESS(       MATCH([.$G14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H$1];0);   1;1;&quot;HarvestRecipes&quot;  ))  &amp;IF(NOT(ISBLANK([.$D15]));   &quot;,&quot;   &amp;INDIRECT(ADDRESS(    MATCH([.$D15];[HarvestRecipes.$A$1:.$A$500];0);    MATCH(&quot;Recipe&quot;;[HarvestRecipes.$A$1:.$H$1];0);    1;1;&quot;HarvestRecipes&quot;   ))   &amp;IF(NOT(ISBLANK([.$E15]));    &quot;,&quot;    &amp;INDIRECT(ADDRESS(     MATCH([.$E15];[HarvestRecipes.$A$1:.$A$500];0);     MATCH(&quot;Recipe&quot;;[HarvestRecipes.$A$1:.$H$1];0);     1;1;&quot;HarvestRecipes&quot;    ))    &amp;IF(NOT(ISBLANK([.$F15]));     &quot;,&quot;     &amp;INDIRECT(ADDRESS(      MATCH([.$F15];[HarvestRecipes.$A$1:.$A$500];0);      MATCH(&quot;Recipe&quot;;[HarvestRecipes.$A$1:.$H$1];0);      1;1;&quot;HarvestRecipes&quot;     ))     &amp;IF(NOT(ISBLANK([.$G15]));      &quot;,&quot;      &amp;INDIRECT(ADDRESS(       MATCH([.$G15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7" table:default-cell-style-name="Default"/>
        <table:table-column table:style-name="co8" table:default-cell-style-name="ce22"/>
        <table:table-column table:style-name="co18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);  &quot;(pro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olishDuration=&quot;&amp;[.C2]&amp;&quot;)&quot;  ;&quot;&quot;)" office:value-type="string" office:string-value="(products=((itemType=Log,amount=1)),polishDuration=4)">
            <text:p>(products=((itemType=Log,amount=1)),polishDuration=4)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);  &quot;(pro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olishDuration=&quot;&amp;[.C3]&amp;&quot;)&quot;  ;&quot;&quot;)" office:value-type="string" office:string-value="(products=((itemType=Wheat,amount=1)),polishDuration=3)">
            <text:p>(products=((itemType=Wheat,amount=1)),polishDuration=3)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);  &quot;(pro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olishDuration=&quot;&amp;[.C4]&amp;&quot;)&quot;  ;&quot;&quot;)" office:value-type="string" office:string-value="(products=((itemType=Stone,amount=2)),polishDuration=6)">
            <text:p>(products=((itemType=Stone,amount=2)),polishDuration=6)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);  &quot;(pro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olishDuration=&quot;&amp;[.C5]&amp;&quot;)&quot;  ;&quot;&quot;)" office:value-type="string" office:string-value="(products=((itemType=GoldOre,amount=1)),polishDuration=2)">
            <text:p>(products=((itemType=Gold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);  &quot;(pro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olishDuration=&quot;&amp;[.C6]&amp;&quot;)&quot;  ;&quot;&quot;)" office:value-type="string" office:string-value="(products=((itemType=Coal,amount=1)),polishDuration=3)">
            <text:p>(products=((itemType=Coal,amount=1)),polishDuration=3)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);  &quot;(pro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olishDuration=&quot;&amp;[.C7]&amp;&quot;)&quot;  ;&quot;&quot;)" office:value-type="string" office:string-value="(products=((itemType=IronOre,amount=1)),polishDuration=2)">
            <text:p>(products=((itemType=Iron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/>
          <table:table-cell table:number-columns-repeated="19"/>
        </table:table-row>
        <table:table-row table:style-name="ro1" table:number-rows-repeated="1048414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3.10.2018</text:date>, <text:time>17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8M46S</meta:editing-duration>
    <meta:editing-cycles>60</meta:editing-cycles>
    <meta:generator>OpenOffice/4.1.3$Win32 OpenOffice.org_project/413m1$Build-9783</meta:generator>
    <dc:date>2018-10-23T17:33:32</dc:date>
    <dc:creator>Felix </dc:creator>
    <meta:document-statistic meta:table-count="9" meta:cell-count="1420" meta:object-count="0"/>
    <meta:user-defined meta:name="Info 1"/>
    <meta:user-defined meta:name="Info 2"/>
    <meta:user-defined meta:name="Info 3"/>
    <meta:user-defined meta:name="Info 4"/>
  </office:meta>
</office:document-meta>
</file>